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0fbb36"/>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Heading_20_3">
      <style:paragraph-properties fo:break-before="page"/>
    </style:style>
    <style:style style:name="P7" style:family="paragraph" style:parent-style-name="Standard">
      <style:paragraph-properties fo:break-before="page"/>
      <style:text-properties officeooo:rsid="000fbb36" officeooo:paragraph-rsid="000fbb36"/>
    </style:style>
    <style:style style:name="P8" style:family="paragraph" style:parent-style-name="Heading_20_3">
      <style:text-properties officeooo:paragraph-rsid="00133c73"/>
    </style:style>
    <style:style style:name="P9" style:family="paragraph" style:parent-style-name="Standard">
      <style:text-properties officeooo:rsid="000fbb36" officeooo:paragraph-rsid="000fbb36"/>
    </style:style>
    <style:style style:name="P10" style:family="paragraph" style:parent-style-name="Standard">
      <style:text-properties officeooo:rsid="00130069" officeooo:paragraph-rsid="00130069"/>
    </style:style>
    <style:style style:name="P11" style:family="paragraph" style:parent-style-name="Standard">
      <style:text-properties officeooo:rsid="001336d2" officeooo:paragraph-rsid="001336d2"/>
    </style:style>
    <style:style style:name="P12" style:family="paragraph" style:parent-style-name="Table_20_Contents">
      <style:text-properties officeooo:rsid="000fbb36" officeooo:paragraph-rsid="000fbb36"/>
    </style:style>
    <style:style style:name="P13" style:family="paragraph" style:parent-style-name="Text_20_body">
      <style:text-properties officeooo:rsid="000fbb36" officeooo:paragraph-rsid="000fbb36"/>
    </style:style>
    <style:style style:name="P14" style:family="paragraph" style:parent-style-name="Text_20_body">
      <style:text-properties officeooo:rsid="00130069" officeooo:paragraph-rsid="00130069"/>
    </style:style>
    <style:style style:name="P15" style:family="paragraph" style:parent-style-name="Text_20_body">
      <style:text-properties officeooo:rsid="001336d2" officeooo:paragraph-rsid="001336d2"/>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Liberation Serif"/>
    </style:style>
    <style:style style:name="P20" style:family="paragraph" style:parent-style-name="Heading_20_2">
      <style:text-properties style:font-name="Liberation Serif"/>
    </style:style>
    <style:style style:name="P21" style:family="paragraph" style:parent-style-name="Heading_20_2">
      <style:text-properties style:font-name="Liberation Serif" officeooo:rsid="00130069" officeooo:paragraph-rsid="00130069"/>
    </style:style>
    <style:style style:name="P22" style:family="paragraph" style:parent-style-name="Heading_20_2">
      <style:text-properties style:font-name="Liberation Serif" officeooo:rsid="001336d2" officeooo:paragraph-rsid="001336d2"/>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list-style-name="L2">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7">
      <style:paragraph-properties fo:margin-top="0in" fo:margin-bottom="0in" loext:contextual-spacing="false"/>
    </style:style>
    <style:style style:name="P52" style:family="paragraph" style:parent-style-name="Text_20_body" style:list-style-name="L8">
      <style:paragraph-properties fo:margin-top="0in" fo:margin-bottom="0in" loext:contextual-spacing="false"/>
    </style:style>
    <style:style style:name="P53" style:family="paragraph" style:parent-style-name="Text_20_body" style:list-style-name="L9">
      <style:paragraph-properties fo:margin-top="0in" fo:margin-bottom="0in" loext:contextual-spacing="false"/>
    </style:style>
    <style:style style:name="P54" style:family="paragraph" style:parent-style-name="Text_20_body" style:list-style-name="L10">
      <style:paragraph-properties fo:margin-top="0in" fo:margin-bottom="0in" loext:contextual-spacing="false"/>
    </style:style>
    <style:style style:name="P55" style:family="paragraph" style:parent-style-name="Text_20_body" style:list-style-name="L11">
      <style:paragraph-properties fo:margin-top="0in" fo:margin-bottom="0in" loext:contextual-spacing="false"/>
    </style:style>
    <style:style style:name="P56" style:family="paragraph" style:parent-style-name="Text_20_body" style:list-style-name="L12">
      <style:paragraph-properties fo:margin-top="0in" fo:margin-bottom="0in" loext:contextual-spacing="false"/>
    </style:style>
    <style:style style:name="P57" style:family="paragraph" style:parent-style-name="Text_20_body" style:list-style-name="L13">
      <style:paragraph-properties fo:margin-top="0in" fo:margin-bottom="0in" loext:contextual-spacing="false"/>
    </style:style>
    <style:style style:name="P58" style:family="paragraph" style:parent-style-name="Text_20_body" style:list-style-name="L16">
      <style:paragraph-properties fo:margin-top="0in" fo:margin-bottom="0in" loext:contextual-spacing="false"/>
    </style:style>
    <style:style style:name="P59" style:family="paragraph" style:parent-style-name="Text_20_body" style:list-style-name="L17">
      <style:paragraph-properties fo:margin-top="0in" fo:margin-bottom="0in" loext:contextual-spacing="false"/>
    </style:style>
    <style:style style:name="P60" style:family="paragraph" style:parent-style-name="Text_20_body" style:list-style-name="L18">
      <style:paragraph-properties fo:margin-top="0in" fo:margin-bottom="0in" loext:contextual-spacing="false"/>
    </style:style>
    <style:style style:name="P61" style:family="paragraph" style:parent-style-name="Text_20_body" style:list-style-name="L19">
      <style:paragraph-properties fo:margin-top="0in" fo:margin-bottom="0in" loext:contextual-spacing="false"/>
    </style:style>
    <style:style style:name="P62" style:family="paragraph" style:parent-style-name="Text_20_body" style:list-style-name="L20">
      <style:paragraph-properties fo:margin-top="0in" fo:margin-bottom="0in" loext:contextual-spacing="false"/>
    </style:style>
    <style:style style:name="P63" style:family="paragraph" style:parent-style-name="Text_20_body" style:list-style-name="L21">
      <style:paragraph-properties fo:margin-top="0in" fo:margin-bottom="0in" loext:contextual-spacing="false"/>
    </style:style>
    <style:style style:name="P64" style:family="paragraph" style:parent-style-name="Text_20_body" style:list-style-name="L22">
      <style:paragraph-properties fo:margin-top="0in" fo:margin-bottom="0in" loext:contextual-spacing="false"/>
    </style:style>
    <style:style style:name="P65"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1336d2"/>
    </style:style>
    <style:style style:name="T5" style:family="text">
      <style:text-properties style:font-name="Liberation Serif" officeooo:rsid="00133c73"/>
    </style:style>
    <style:style style:name="T6" style:family="text">
      <style:text-properties style:font-name="Liberation Serif" officeooo:rsid="000fe23a"/>
    </style:style>
    <style:style style:name="T7" style:family="text">
      <style:text-properties style:font-name="Liberation Serif" officeooo:rsid="001af162"/>
    </style:style>
    <style:style style:name="T8" style:family="text">
      <style:text-properties officeooo:rsid="00133c73"/>
    </style:style>
    <style:style style:name="T9" style:family="text">
      <style:text-properties officeooo:rsid="0019516f"/>
    </style:style>
    <style:style style:name="T10" style:family="text">
      <style:text-properties officeooo:rsid="001af162"/>
    </style:style>
    <style:style style:name="T11"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9"/>
      <text:p text:style-name="Subtitle">M17 Standardization Body</text:p>
      <text:p text:style-name="P9"/>
      <text:p text:style-name="Text_20_body"><text:bookmark-start text:name="__RefHeading___Toc302_2877472192"/>DRAFT<text:bookmark-end text:name="__RefHeading___Toc302_2877472192"/></text:p>
      <text:p text:style-name="Text_20_body"/>
      <text:p text:style-name="Text_20_body"><text:bookmark-start text:name="__RefHeading___Toc304_2877472192"/>Formatted by Steve Miller, KC1AWV<text:bookmark-end text:name="__RefHeading___Toc304_2877472192"/></text:p>
      <text:p text:style-name="P7">Document History</text:p>
      <text:p text:style-name="P9"/>
      <table:table table:name="Table1" table:style-name="Table1">
        <table:table-column table:style-name="Table1.A"/>
        <table:table-column table:style-name="Table1.B"/>
        <table:table-row>
          <table:table-cell table:style-name="Table1.A1" office:value-type="string">
            <text:p text:style-name="P12">Date</text:p>
          </table:table-cell>
          <table:table-cell table:style-name="Table1.B1" office:value-type="string">
            <text:p text:style-name="P12">Comments</text:p>
          </table:table-cell>
        </table:table-row>
        <table:table-row>
          <table:table-cell table:style-name="Table1.A2" office:value-type="string">
            <text:p text:style-name="P12">19 December 2019</text:p>
          </table:table-cell>
          <table:table-cell table:style-name="Table1.B2" office:value-type="string">
            <text:p text:style-name="P12">Initial formatting <text:span text:style-name="T8">KC1AWV</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97_2877472192" text:style-name="Index_20_Link" text:visited-style-name="Index_20_Link">I. M17 RF Protocol: Summary<text:tab/>4</text:a></text:p>
          <text:p text:style-name="P2"><text:a xlink:type="simple" xlink:href="#__RefHeading___Toc199_2877472192" text:style-name="Index_20_Link" text:visited-style-name="Index_20_Link">II. Physical Layer<text:tab/>5</text:a></text:p>
          <text:p text:style-name="P2"><text:a xlink:type="simple" xlink:href="#__RefHeading___Toc201_2877472192" text:style-name="Index_20_Link" text:visited-style-name="Index_20_Link">III. Data Link Layer<text:tab/>6</text:a></text:p>
          <text:p text:style-name="P3"><text:a xlink:type="simple" xlink:href="#__RefHeading___Toc203_2877472192" text:style-name="Index_20_Link" text:visited-style-name="Index_20_Link">1 Packet Mode:<text:tab/>6</text:a></text:p>
          <text:p text:style-name="P3"><text:a xlink:type="simple" xlink:href="#__RefHeading___Toc205_2877472192" text:style-name="Index_20_Link" text:visited-style-name="Index_20_Link">2 Packet Format:<text:tab/>6</text:a></text:p>
          <text:p text:style-name="P3"><text:a xlink:type="simple" xlink:href="#__RefHeading___Toc195_2877472192" text:style-name="Index_20_Link" text:visited-style-name="Index_20_Link">3 Frame Format:<text:tab/>7</text:a></text:p>
          <text:p text:style-name="P2"><text:a xlink:type="simple" xlink:href="#__RefHeading___Toc213_2877472192" text:style-name="Index_20_Link" text:visited-style-name="Index_20_Link">IV. Application Layer<text:tab/>9</text:a></text:p>
          <text:p text:style-name="P3"><text:a xlink:type="simple" xlink:href="#__RefHeading___Toc215_2877472192" text:style-name="Index_20_Link" text:visited-style-name="Index_20_Link">1 Packet Formats<text:tab/>9</text:a></text:p>
          <text:p text:style-name="P4"><text:a xlink:type="simple" xlink:href="#__RefHeading___Toc217_2877472192" text:style-name="Index_20_Link" text:visited-style-name="Index_20_Link">1.1 Start Stream<text:tab/>9</text:a></text:p>
          <text:p text:style-name="P4"><text:a xlink:type="simple" xlink:href="#__RefHeading___Toc219_2877472192" text:style-name="Index_20_Link" text:visited-style-name="Index_20_Link">1.2 Identity Beacon Packet<text:tab/>9</text:a></text:p>
          <text:p text:style-name="P4"><text:a xlink:type="simple" xlink:href="#__RefHeading___Toc221_2877472192" text:style-name="Index_20_Link" text:visited-style-name="Index_20_Link">1.3 Key Negotiation<text:tab/>10</text:a></text:p>
          <text:p text:style-name="P4"><text:a xlink:type="simple" xlink:href="#__RefHeading___Toc223_2877472192" text:style-name="Index_20_Link" text:visited-style-name="Index_20_Link">1.4 Ping<text:tab/>10</text:a></text:p>
          <text:p text:style-name="P3"><text:a xlink:type="simple" xlink:href="#__RefHeading___Toc236_2877472192" text:style-name="Index_20_Link" text:visited-style-name="Index_20_Link">2 Stream Types<text:tab/>10</text:a></text:p>
          <text:p text:style-name="P4"><text:a xlink:type="simple" xlink:href="#__RefHeading___Toc238_2877472192" text:style-name="Index_20_Link" text:visited-style-name="Index_20_Link">2.1 Voice Streams<text:tab/>10</text:a></text:p>
          <text:p text:style-name="P5"><text:a xlink:type="simple" xlink:href="#__RefHeading___Toc240_2877472192" text:style-name="Index_20_Link" text:visited-style-name="Index_20_Link">CODEC2, All bit rates<text:tab/>10</text:a></text:p>
          <text:p text:style-name="P5"><text:a xlink:type="simple" xlink:href="#__RefHeading___Toc242_2877472192" text:style-name="Index_20_Link" text:visited-style-name="Index_20_Link">CODEC2 3200bps<text:tab/>10</text:a></text:p>
          <text:p text:style-name="P5"><text:a xlink:type="simple" xlink:href="#__RefHeading___Toc244_2877472192" text:style-name="Index_20_Link" text:visited-style-name="Index_20_Link">CODEC2 2400bps<text:tab/>11</text:a></text:p>
          <text:p text:style-name="P5"><text:a xlink:type="simple" xlink:href="#__RefHeading___Toc246_2877472192" text:style-name="Index_20_Link" text:visited-style-name="Index_20_Link">CODEC2 2400bps, Resiliant Mode<text:tab/>11</text:a></text:p>
          <text:p text:style-name="P5"><text:a xlink:type="simple" xlink:href="#__RefHeading___Toc248_2877472192" text:style-name="Index_20_Link" text:visited-style-name="Index_20_Link">CODEC2_MODE_1600<text:tab/>11</text:a></text:p>
          <text:p text:style-name="P5"><text:a xlink:type="simple" xlink:href="#__RefHeading___Toc250_2877472192" text:style-name="Index_20_Link" text:visited-style-name="Index_20_Link">CODEC2_MODE_1400<text:tab/>11</text:a></text:p>
          <text:p text:style-name="P5"><text:a xlink:type="simple" xlink:href="#__RefHeading___Toc252_2877472192" text:style-name="Index_20_Link" text:visited-style-name="Index_20_Link">CODEC2_MODE_1300<text:tab/>12</text:a></text:p>
          <text:p text:style-name="P5"><text:a xlink:type="simple" xlink:href="#__RefHeading___Toc254_2877472192" text:style-name="Index_20_Link" text:visited-style-name="Index_20_Link">CODEC2_MODE_1200<text:tab/>12</text:a></text:p>
          <text:p text:style-name="P5"><text:a xlink:type="simple" xlink:href="#__RefHeading___Toc256_2877472192" text:style-name="Index_20_Link" text:visited-style-name="Index_20_Link">CODEC2_MODE_700<text:tab/>12</text:a></text:p>
          <text:p text:style-name="P4"><text:a xlink:type="simple" xlink:href="#__RefHeading___Toc258_2877472192" text:style-name="Index_20_Link" text:visited-style-name="Index_20_Link">2.2 File Transfer Stream<text:tab/>12</text:a></text:p>
          <text:p text:style-name="P3"><text:a xlink:type="simple" xlink:href="#__RefHeading___Toc263_2877472192" text:style-name="Index_20_Link" text:visited-style-name="Index_20_Link">3 Encryption Types<text:tab/>12</text:a></text:p>
          <text:p text:style-name="P4"><text:a xlink:type="simple" xlink:href="#__RefHeading___Toc265_2877472192" text:style-name="Index_20_Link" text:visited-style-name="Index_20_Link">3.1 Null Encryption<text:tab/>12</text:a></text:p>
          <text:p text:style-name="P3"><text:a xlink:type="simple" xlink:href="#__RefHeading___Toc267_2877472192" text:style-name="Index_20_Link" text:visited-style-name="Index_20_Link">4 Padding Types<text:tab/>12</text:a></text:p>
          <text:p text:style-name="P4"><text:a xlink:type="simple" xlink:href="#__RefHeading___Toc269_2877472192" text:style-name="Index_20_Link" text:visited-style-name="Index_20_Link">4.1 Null Padding<text:tab/>12</text:a></text:p>
          <text:p text:style-name="P2"><text:a xlink:type="simple" xlink:href="#__RefHeading___Toc271_2877472192" text:style-name="Index_20_Link" text:visited-style-name="Index_20_Link">V. Data Examples<text:tab/>13</text:a></text:p>
          <text:p text:style-name="P2"><text:a xlink:type="simple" xlink:href="#__RefHeading___Toc273_2877472192" text:style-name="Index_20_Link" text:visited-style-name="Index_20_Link">VI. Address Encoding<text:tab/>14</text:a></text:p>
          <text:p text:style-name="P3"><text:a xlink:type="simple" xlink:href="#__RefHeading___Toc275_2877472192" text:style-name="Index_20_Link" text:visited-style-name="Index_20_Link">1 Callsign Encoding: base40<text:tab/>14</text:a></text:p>
          <text:p text:style-name="P4"><text:a xlink:type="simple" xlink:href="#__RefHeading___Toc277_2877472192" text:style-name="Index_20_Link" text:visited-style-name="Index_20_Link">1.1 Example code: encode_base40()<text:tab/>15</text:a></text:p>
          <text:p text:style-name="P4"><text:a xlink:type="simple" xlink:href="#__RefHeading___Toc279_2877472192" text:style-name="Index_20_Link" text:visited-style-name="Index_20_Link">1.2 Example code: decode_base40()<text:tab/>16</text:a></text:p>
          <text:p text:style-name="P4"><text:a xlink:type="simple" xlink:href="#__RefHeading___Toc281_2877472192" text:style-name="Index_20_Link" text:visited-style-name="Index_20_Link">1.3 Why base40?<text:tab/>17</text:a></text:p>
          <text:p text:style-name="P3"><text:a xlink:type="simple" xlink:href="#__RefHeading___Toc288_2877472192" text:style-name="Index_20_Link" text:visited-style-name="Index_20_Link">2 Callsign Formats<text:tab/>17</text:a></text:p>
          <text:p text:style-name="P4"><text:a xlink:type="simple" xlink:href="#__RefHeading___Toc290_2877472192" text:style-name="Index_20_Link" text:visited-style-name="Index_20_Link">2.1 Multiple Stations<text:tab/>17</text:a></text:p>
          <text:p text:style-name="P4"><text:a xlink:type="simple" xlink:href="#__RefHeading___Toc292_2877472192" text:style-name="Index_20_Link" text:visited-style-name="Index_20_Link">2.2 Temporary Modifiers<text:tab/>17</text:a></text:p>
          <text:p text:style-name="P4"><text:a xlink:type="simple" xlink:href="#__RefHeading___Toc294_2877472192" text:style-name="Index_20_Link" text:visited-style-name="Index_20_Link">2.3 Interoperability<text:tab/>18</text:a></text:p>
          <text:p text:style-name="P5"><text:a xlink:type="simple" xlink:href="#__RefHeading___Toc296_2877472192" text:style-name="Index_20_Link" text:visited-style-name="Index_20_Link">2.3.1 DMR<text:tab/>18</text:a></text:p>
          <text:p text:style-name="P5"><text:a xlink:type="simple" xlink:href="#__RefHeading___Toc298_2877472192" text:style-name="Index_20_Link" text:visited-style-name="Index_20_Link">2.3.2 D-Star<text:tab/>18</text:a></text:p>
          <text:p text:style-name="P5"><text:a xlink:type="simple" xlink:href="#__RefHeading___Toc300_2877472192" text:style-name="Index_20_Link" text:visited-style-name="Index_20_Link">2.3.3 Interoperability Challenges<text:tab/>18</text:a></text:p>
        </text:index-body>
      </text:table-of-content>
      <text:h text:style-name="P19" text:outline-level="1"><text:bookmark-start text:name="__RefHeading___Toc197_2877472192"/><text:span text:style-name="T10">I. </text:span>M17 RF Protocol: Summary<text:bookmark-end text:name="__RefHeading___Toc197_2877472192"/></text:h>
      <text:p text:style-name="P9"/>
      <text:p text:style-name="P13">M17 is an RF protocol that is:</text:p>
      <text:list xml:id="list1513195933" text:style-name="L1">
        <text:list-item>
          <text:p text:style-name="P4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5">Optimized for amateur radio use. </text:p>
        </text:list-item>
        <text:list-item>
          <text:p text:style-name="P45">Simple to understand and implement. </text:p>
        </text:list-item>
        <text:list-item>
          <text:p text:style-name="P45">Capable of doing the things hams expect their digital protocols to do: </text:p>
          <text:list>
            <text:list-item>
              <text:p text:style-name="P45">Voice (eg: DMR, D-Star, etc) </text:p>
            </text:list-item>
            <text:list-item>
              <text:p text:style-name="P45">Point to point data (eg: Packet, D-Star, etc) </text:p>
            </text:list-item>
            <text:list-item>
              <text:p text:style-name="P45">Broadcast telemetry (eg: APRS, etc) </text:p>
            </text:list-item>
          </text:list>
        </text:list-item>
        <text:list-item>
          <text:p text:style-name="P23">Extensible, so more capabilities <text:span text:style-name="T10">can be added</text:span> over time. </text:p>
        </text:list-item>
      </text:list>
      <text:p text:style-name="Text_20_body">To do this, the M17 protocol is broken down into three protocol layers, like a network:</text:p>
      <text:list xml:id="list2345426756" text:style-name="L2">
        <text:list-item>
          <text:p text:style-name="P46">Physical Layer: How to encode 1s and 0s into RF. Specifies RF modulation, symbol rates, bits per symbol, etc. </text:p>
        </text:list-item>
        <text:list-item>
          <text:p text:style-name="P46">Data Link Layer: How to packetize those 1s and 0s into usable data. Packet vs Stream modes, headers, addressing, etc. </text:p>
        </text:list-item>
        <text:list-item>
          <text:p text:style-name="P24">Application Layer: Accomplishing activities. Voice and data streams, control packets, beacons, etc. </text:p>
        </text:list-item>
      </text:list>
      <text:p text:style-name="Text_20_body">This document attempts to document these layers.</text:p>
      <text:p text:style-name="P9"/>
      <text:h text:style-name="P19" text:outline-level="1"><text:bookmark-start text:name="__RefHeading___Toc199_2877472192"/><text:span text:style-name="T10">II. </text:span>Physical Layer<text:bookmark-end text:name="__RefHeading___Toc199_2877472192"/></text:h>
      <text:p text:style-name="P9">TODO: 4GFSK, 4800 baud, 9600 bps.</text:p>
      <text:h text:style-name="P18" text:outline-level="1"><text:bookmark-start text:name="__RefHeading___Toc201_2877472192"/><text:span text:style-name="T7">III</text:span><text:span text:style-name="T6">. </text:span><text:span text:style-name="T3">Data Link Layer</text:span><text:bookmark-end text:name="__RefHeading___Toc201_2877472192"/></text:h>
      <text:p text:style-name="P13">The Data Link layer is split into two modes:</text:p>
      <text:list xml:id="list4265714959" text:style-name="L3">
        <text:list-item>
          <text:p text:style-name="P47">Packet Mode: Data are sent in small bursts, on the order of 100s to 1000s of bytes at a time, after which the Physical layer stops sending data. eg: Start Stream messages, beacons, etc. </text:p>
        </text:list-item>
        <text:list-item>
          <text:p text:style-name="P25">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20" text:outline-level="2"><text:bookmark-start text:name="__RefHeading___Toc203_2877472192"/><text:span text:style-name="T9">1 </text:span>Packet Mode:<text:bookmark-end text:name="__RefHeading___Toc203_2877472192"/></text:h>
      <text:p text:style-name="P9">In Packet Mode, a finite amount of payload data (eg: Start Stream messages, or Application Layer data) is wrapped with a packet, sent over the Physical Layer, and is completed when done. Any acknowlement or error correction is done at the application layer.</text:p>
      <text:p text:style-name="P9"/>
      <text:h text:style-name="P20" text:outline-level="2"><text:bookmark-start text:name="__RefHeading___Toc205_2877472192"/><text:span text:style-name="T9">2 </text:span>Packet Format:<text:bookmark-end text:name="__RefHeading___Toc205_2877472192"/></text:h>
      <text:p text:style-name="P13">The M17 Packet format borrows heavily from Ethernet, except the Preamble and Sync:</text:p>
      <text:list xml:id="list1041875182" text:style-name="L4">
        <text:list-item>
          <text:p text:style-name="P48">Preamble: 8 bytes </text:p>
          <text:list>
            <text:list-item>
              <text:p text:style-name="P48"><text:span text:style-name="Strong_20_Emphasis">TODO</text:span> Depends on Physical Layer. ADF7021 datasheet suggests 0xAAAAAA for 2FSK, but 0x0202 for 4FSK. </text:p>
            </text:list-item>
          </text:list>
        </text:list-item>
        <text:list-item>
          <text:p text:style-name="P48">Sync: 3 bytes, 0x3243f6 (Pi in Hexidecimal) </text:p>
        </text:list-item>
        <text:list-item>
          <text:p text:style-name="P48">Packet Indicator/Stream Sequence Number: 2 bytes </text:p>
          <text:list>
            <text:list-item>
              <text:p text:style-name="P48">0x0000 indicates a Packet. </text:p>
            </text:list-item>
          </text:list>
        </text:list-item>
        <text:list-item>
          <text:p text:style-name="P48">Destination address: 6 bytes (See below for address encoding.) </text:p>
        </text:list-item>
        <text:list-item>
          <text:p text:style-name="P48">Source address: 6 bytes (See below for address encoding.) </text:p>
        </text:list-item>
        <text:list-item>
          <text:p text:style-name="P48">Length: 2 bytes </text:p>
          <text:list>
            <text:list-item>
              <text:p text:style-name="P48">Number of bytes in payload, not including any headers. </text:p>
            </text:list-item>
          </text:list>
        </text:list-item>
        <text:list-item>
          <text:p text:style-name="P48">Packet Type: 1 byte </text:p>
        </text:list-item>
        <text:list-item>
          <text:p text:style-name="P48">Payload: N bytes </text:p>
        </text:list-item>
        <text:list-item>
          <text:p text:style-name="P48">CRC: 4 bytes </text:p>
          <text:list>
            <text:list-item>
              <text:p text:style-name="P26">32-bit CRC of the entire frame, not including the Preamble, Sync word, or Packet Indicator (which are all constants.) Includes Destination, Source, Lengh, Packet Type, and Payload. </text:p>
            </text:list-item>
          </text:list>
        </text:list-item>
      </text:list>
      <text:p text:style-name="Text_20_body"><text:soft-page-break/><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9">Stream Mode:</text:p>
      <text:p text:style-name="P13">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20" text:outline-level="2"><text:bookmark-start text:name="__RefHeading___Toc195_2877472192"/><text:span text:style-name="T9">3 </text:span>Frame Format:<text:bookmark-end text:name="__RefHeading___Toc195_2877472192"/></text:h>
      <text:p text:style-name="Text_20_body">All Stream frames are 96 bytes long.</text:p>
      <text:p text:style-name="Text_20_body">Frames have the following format:</text:p>
      <text:list xml:id="list3186265045" text:style-name="L5">
        <text:list-item>
          <text:p text:style-name="P49">Sync: 3 bytes, 0x3243f6 (Pi in Hexidecimal) </text:p>
        </text:list-item>
        <text:list-item>
          <text:p text:style-name="P49">Packet Indicator/Stream Sequence Number: 2 bytes </text:p>
          <text:list>
            <text:list-item>
              <text:p text:style-name="P49">The Start Stream Packet that starts a stream is Sequence Number 0x0000. The first stream frame starts at 0x0001 and increases from there. </text:p>
            </text:list-item>
          </text:list>
        </text:list-item>
        <text:list-item>
          <text:p text:style-name="P49">Payload: 83 bytes </text:p>
        </text:list-item>
        <text:list-item>
          <text:p text:style-name="P49">CRC: 4 bytes </text:p>
          <text:list>
            <text:list-item>
              <text:p text:style-name="P49">32-bit CRC of the entire frame, not including the Sync word. Includes Sequence Number, Payload, four bytes of 0x00 where the CRC goes in the frame, and the Preamble/Start Stream. </text:p>
            </text:list-item>
          </text:list>
        </text:list-item>
        <text:list-item>
          <text:p text:style-name="P49">Preamble/Start Stream: 4 bytes </text:p>
          <text:list>
            <text:list-item>
              <text:p text:style-name="P49">Every frame of the Super Frame except the last, this contains 4 bytes of the Start Stream message that established this stream. </text:p>
            </text:list-item>
            <text:list-item>
              <text:p text:style-name="P27">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1593475336" text:style-name="L6">
        <text:list-item>
          <text:p text:style-name="P50"><text:soft-page-break/>A Stream frame is sent every 80ms. </text:p>
        </text:list-item>
        <text:list-item>
          <text:p text:style-name="P28">This Stream Frame format gives 8230bps of payload throughput, an 85.7% efficiency. </text:p>
        </text:list-item>
      </text:list>
      <text:p text:style-name="Text_20_body">All FEC, if required, is done at the application layer.</text:p>
      <text:p text:style-name="P9"/>
      <text:h text:style-name="P19" text:outline-level="1"><text:bookmark-start text:name="__RefHeading___Toc213_2877472192"/><text:span text:style-name="T10">IV</text:span>. Application Layer<text:bookmark-end text:name="__RefHeading___Toc213_2877472192"/></text:h>
      <text:p text:style-name="P14">This section describes the actual Packet and Stream payloads.</text:p>
      <text:h text:style-name="P21" text:outline-level="2"><text:bookmark-start text:name="__RefHeading___Toc215_2877472192"/>1 Packet Formats<text:bookmark-end text:name="__RefHeading___Toc215_2877472192"/></text:h>
      <text:h text:style-name="Heading_20_3" text:outline-level="3"><text:bookmark-start text:name="__RefHeading___Toc217_2877472192"/><text:span text:style-name="T9">1.1 </text:span>Start Stream<text:bookmark-end text:name="__RefHeading___Toc217_2877472192"/></text:h>
      <text:p text:style-name="Text_20_body">Data Link Layer values:</text:p>
      <text:list xml:id="list2299210390" text:style-name="L7">
        <text:list-item>
          <text:p text:style-name="P51">Length = 16 bytes </text:p>
        </text:list-item>
        <text:list-item>
          <text:p text:style-name="P29">Packet Type = 0x00 </text:p>
        </text:list-item>
      </text:list>
      <text:p text:style-name="Text_20_body">Format:</text:p>
      <text:list xml:id="list3473739673" text:style-name="L8">
        <text:list-item>
          <text:p text:style-name="P52">Stream Type: 2 bytes </text:p>
        </text:list-item>
        <text:list-item>
          <text:p text:style-name="P52">Stream Subtype: 2 bytes </text:p>
        </text:list-item>
        <text:list-item>
          <text:p text:style-name="P52">Encryption Type: 2 bytes </text:p>
        </text:list-item>
        <text:list-item>
          <text:p text:style-name="P52">Encryption Subtype: 2 bytes </text:p>
        </text:list-item>
        <text:list-item>
          <text:p text:style-name="P52">Encryption Key Index: 4 bytes </text:p>
          <text:list>
            <text:list-item>
              <text:p text:style-name="P52">Index to a known preshared key, or a recently negotiated session key. </text:p>
            </text:list-item>
          </text:list>
        </text:list-item>
        <text:list-item>
          <text:p text:style-name="P52">Padding Type: 2 bytes </text:p>
        </text:list-item>
        <text:list-item>
          <text:p text:style-name="P30">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9">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3825351120" text:style-name="L9">
        <text:list-item>
          <text:p text:style-name="P53">The sender's callsign is already encoded in the header, so we don't need to include that here. </text:p>
        </text:list-item>
        <text:list-item>
          <text:p text:style-name="P53">Everything is an optional field? I can't think of anything to REQUIRE here. </text:p>
        </text:list-item>
        <text:list-item>
          <text:p text:style-name="P53">Optional fields: </text:p>
          <text:list>
            <text:list-item>
              <text:p text:style-name="P53">Arbitrary string of personal data? eg: "@SmittyHalibut on Twitter" or "Mark's Car". Akin to APRS's "Status message." </text:p>
            </text:list-item>
            <text:list-item>
              <text:p text:style-name="P53">Location data: Lat/Long </text:p>
            </text:list-item>
            <text:list-item>
              <text:p text:style-name="P31">Station Type/Icon: Literally copy from APRS? </text:p>
            </text:list-item>
          </text:list>
        </text:list-item>
      </text:list>
      <text:h text:style-name="Heading_20_3" text:outline-level="3"><text:bookmark-start text:name="__RefHeading___Toc221_2877472192"/><text:soft-page-break/><text:span text:style-name="T9">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9">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21" text:outline-level="2"><text:bookmark-start text:name="__RefHeading___Toc236_2877472192"/>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span text:style-name="T9">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4114140137" text:style-name="L10">
        <text:list-item>
          <text:p text:style-name="P54">CODEC2: 8 bytes </text:p>
        </text:list-item>
        <text:list-item>
          <text:p text:style-name="P54">CODEC2: 8 bytes </text:p>
        </text:list-item>
        <text:list-item>
          <text:p text:style-name="P54">CODEC2: 8 bytes </text:p>
        </text:list-item>
        <text:list-item>
          <text:p text:style-name="P54">CODEC2: 8 bytes </text:p>
        </text:list-item>
        <text:list-item>
          <text:p text:style-name="P54">FEC: 32 bytes </text:p>
        </text:list-item>
        <text:list-item>
          <text:p text:style-name="P32">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1468590625" text:style-name="L11">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24 bytes </text:p>
        </text:list-item>
        <text:list-item>
          <text:p text:style-name="P33">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387892524" text:style-name="L12">
        <text:list-item>
          <text:p text:style-name="P56">CODEC2: 6 bytes </text:p>
        </text:list-item>
        <text:list-item>
          <text:p text:style-name="P56">CODEC2: 6 bytes </text:p>
        </text:list-item>
        <text:list-item>
          <text:p text:style-name="P56">CODEC2: 6 bytes </text:p>
        </text:list-item>
        <text:list-item>
          <text:p text:style-name="P56">CODEC2: 6 bytes </text:p>
        </text:list-item>
        <text:list-item>
          <text:p text:style-name="P56">FEC: 48 bytes </text:p>
        </text:list-item>
        <text:list-item>
          <text:p text:style-name="P34">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3523331803" text:style-name="L13">
        <text:list-item>
          <text:p text:style-name="P57">CODEC2: 8 bytes </text:p>
        </text:list-item>
        <text:list-item>
          <text:p text:style-name="P57">CODEC2: 8 bytes </text:p>
        </text:list-item>
        <text:list-item>
          <text:p text:style-name="P57">FEC: 32 bytes </text:p>
        </text:list-item>
        <text:list-item>
          <text:p text:style-name="P35">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span text:style-name="T2">2.2 </text:span>File Transfer Stream<text:bookmark-end text:name="__RefHeading___Toc258_2877472192"/></text:h>
      <text:p text:style-name="Text_20_body"><text:span text:style-name="Strong_20_Emphasis">TODO</text:span> Notes:</text:p>
      <text:list xml:id="list2650600395" text:style-name="L14">
        <text:list-item>
          <text:p text:style-name="P36">Include filename, size, MIME type, etc. </text:p>
        </text:list-item>
      </text:list>
      <text:h text:style-name="P21" text:outline-level="2"><text:bookmark-start text:name="__RefHeading___Toc263_2877472192"/>3 Encryption Types<text:bookmark-end text:name="__RefHeading___Toc263_2877472192"/></text:h>
      <text:p text:style-name="Text_20_body"><text:span text:style-name="Strong_20_Emphasis">TODO</text:span> Notes:</text:p>
      <text:list xml:id="list3666420810" text:style-name="L15">
        <text:list-item>
          <text:p text:style-name="P37">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9">3.1 </text:span>Null Encryption<text:bookmark-end text:name="__RefHeading___Toc265_2877472192"/></text:h>
      <text:p text:style-name="Text_20_body">Encryption Type = 0x00, Encryption Subtype = 0x00. No encryption is performed, payload is sent in clear text.</text:p>
      <text:h text:style-name="P20" text:outline-level="2"><text:bookmark-start text:name="__RefHeading___Toc267_2877472192"/><text:span text:style-name="T9">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9">4.1 </text:span>Null Padding<text:bookmark-end text:name="__RefHeading___Toc269_2877472192"/></text:h>
      <text:p text:style-name="Text_20_body">Padding Type = 0x00, Padding Sybtype = 0x00. Simply fill the empty space with 0x00.</text:p>
      <text:p text:style-name="P10"/>
      <text:h text:style-name="P19" text:outline-level="1"><text:bookmark-start text:name="__RefHeading___Toc271_2877472192"/><text:span text:style-name="T10">V</text:span>. Data Examples<text:bookmark-end text:name="__RefHeading___Toc271_2877472192"/></text:h>
      <text:p text:style-name="P15">Here's an example of what a Start Stream packet, followed by a CODEC2 3200bps Voice Stream might look like:</text:p>
      <text:list xml:id="list3041371535" text:style-name="L16">
        <text:list-item>
          <text:p text:style-name="P58">Data Link: </text:p>
          <text:list>
            <text:list-item>
              <text:p text:style-name="P58">Preamble: 0x10101010 0x10101010 </text:p>
            </text:list-item>
            <text:list-item>
              <text:p text:style-name="P58">Sync: 0x3243f6 </text:p>
            </text:list-item>
            <text:list-item>
              <text:p text:style-name="P58">Packet Indicator: 0x0000 </text:p>
            </text:list-item>
            <text:list-item>
              <text:p text:style-name="P58">Destination: </text:p>
            </text:list-item>
            <text:list-item>
              <text:p text:style-name="P58">Source: </text:p>
            </text:list-item>
            <text:list-item>
              <text:p text:style-name="P58">Length: 0x0010 </text:p>
            </text:list-item>
            <text:list-item>
              <text:p text:style-name="P58">Packet Type: 0x00 </text:p>
            </text:list-item>
          </text:list>
        </text:list-item>
        <text:list-item>
          <text:p text:style-name="P38">Application: * </text:p>
        </text:list-item>
      </text:list>
      <text:p text:style-name="P11"/>
      <text:h text:style-name="P19" text:outline-level="1"><text:bookmark-start text:name="__RefHeading___Toc273_2877472192"/><text:span text:style-name="T10">VI</text:span>. Address Encoding<text:bookmark-end text:name="__RefHeading___Toc273_2877472192"/></text:h>
      <text:p text:style-name="P15">M17 addresses are 48 bits, 6 bytes long. Callsigns (and other addresses) are encoded into these 6 bytes in the following ways:</text:p>
      <text:list xml:id="list2658173723" text:style-name="L17">
        <text:list-item>
          <text:p text:style-name="P59">An address of 0 is invalid. </text:p>
          <text:list>
            <text:list-item>
              <text:p text:style-name="P59"><text:span text:style-name="Strong_20_Emphasis">TODO</text:span> Do we want to use zero as a flag value of some kind? </text:p>
            </text:list-item>
          </text:list>
        </text:list-item>
        <text:list-item>
          <text:p text:style-name="P59">Address values between 1 and 262143999999999 (which is (40^9)-1), up to 9 characters of text are encoded using base40, described below. </text:p>
        </text:list-item>
        <text:list-item>
          <text:p text:style-name="P59">Address values between 262144000000000 (40^9) and 281474976710655 ((2^48)-1) are invalid </text:p>
          <text:list>
            <text:list-item>
              <text:p text:style-name="P59"><text:span text:style-name="Strong_20_Emphasis">TODO</text:span> Can we think of something to do with these 19330976710655 addresses? </text:p>
            </text:list-item>
          </text:list>
        </text:list-item>
        <text:list-item>
          <text:p text:style-name="P39">An address of 0xFFFFFFFFFFFF is a broadcast. All stations should receive and listen to this message. </text:p>
        </text:list-item>
      </text:list>
      <text:h text:style-name="P22" text:outline-level="2"><text:bookmark-start text:name="__RefHeading___Toc275_2877472192"/>1 Callsign Encoding: base40<text:bookmark-end text:name="__RefHeading___Toc275_2877472192"/></text:h>
      <text:p text:style-name="Text_20_body">9 characters from an alphabet of 40 possible characters can be encoded into 48 bits, 6 bytes. The base40 alphabet is:</text:p>
      <text:list xml:id="list3430049189" text:style-name="L18">
        <text:list-item>
          <text:p text:style-name="P60">0: An invalid character, something not in the alphabet was provided. </text:p>
        </text:list-item>
        <text:list-item>
          <text:p text:style-name="P60">1-26: 'A' through 'Z' </text:p>
        </text:list-item>
        <text:list-item>
          <text:p text:style-name="P60">27-36: '0' through '9' </text:p>
        </text:list-item>
        <text:list-item>
          <text:p text:style-name="P60">37: '-' </text:p>
        </text:list-item>
        <text:list-item>
          <text:p text:style-name="P60">38: '/' </text:p>
        </text:list-item>
        <text:list-item>
          <text:p text:style-name="P40">39: TBD </text:p>
        </text:list-item>
      </text:list>
      <text:p text:style-name="Text_20_body">Encoding is little endian. That is, the right most characters in the encoded string are the most significant bits in the resulting encoding.</text:p>
      <text:p text:style-name="Text_20_body"/>
      <text:h text:style-name="P6" text:outline-level="3"><text:bookmark-start text:name="__RefHeading___Toc277_2877472192"/><text:span text:style-name="T9">1.1 </text:span>Example code: encode_base40()<text:bookmark-end text:name="__RefHeading___Toc277_2877472192"/></text:h>
      <text:p text:style-name="Text_20_body"><draw:frame text:anchor-type="paragraph" draw:z-index="0" draw:name="Shape1" draw:style-name="gr2" draw:text-style-name="P65" svg:width="6.9169in" svg:height="3.9276in" svg:x="0.0402in" svg:y="-0.0252in"><draw:text-box><text:p><text:span text:style-name="T11">uint64_t encode_callsign_base40(const char *callsign) {</text:span></text:p><text:p><text:span text:style-name="T11"><text:s text:c="3"/></text:span><text:span text:style-name="T11">uint64_t encoded = 0;</text:span></text:p><text:p><text:span text:style-name="T11"><text:s text:c="3"/></text:span><text:span text:style-name="T11">for (const char *p = (callsign + strlen(callsign) - 1); p &gt;= callsign; p-- ) {</text:span></text:p><text:p><text:span text:style-name="T11"><text:s text:c="6"/></text:span><text:span text:style-name="T11">encoded *= 40;</text:span></text:p><text:p><text:span text:style-name="T11"><text:s text:c="6"/></text:span><text:span text:style-name="T11">// If speed is more important than code space, you can replace this with a lookup into a 256 byte array.</text:span></text:p><text:p><text:span text:style-name="T11"><text:s text:c="6"/></text:span><text:span text:style-name="T11">if (*p &gt;= 'A' &amp;&amp; *p &lt;= 'Z') <text:s/>// 1-26</text:span></text:p><text:p><text:span text:style-name="T11"><text:s text:c="9"/></text:span><text:span text:style-name="T11">encoded += *p - 'A' + 1;</text:span></text:p><text:p><text:span text:style-name="T11"><text:s text:c="6"/></text:span><text:span text:style-name="T11">else if (*p &gt;= '0' &amp;&amp; *p &lt;= '9') <text:s/>// 27-36</text:span></text:p><text:p><text:span text:style-name="T11"><text:s text:c="9"/></text:span><text:span text:style-name="T11">encoded += *p - '0' + 27;</text:span></text:p><text:p><text:span text:style-name="T11"><text:s text:c="6"/></text:span><text:span text:style-name="T11">else if (*p == '-') <text:s/>// 37</text:span></text:p><text:p><text:span text:style-name="T11"><text:s text:c="9"/></text:span><text:span text:style-name="T11">encoded += 37;</text:span></text:p><text:p><text:span text:style-name="T11"><text:s text:c="6"/></text:span><text:span text:style-name="T11">// These are just place holders. If other characters make more sense, change these.</text:span></text:p><text:p><text:span text:style-name="T11"><text:s text:c="6"/></text:span><text:span text:style-name="T11">// Be sure to change them in the decode array below too.</text:span></text:p><text:p><text:span text:style-name="T11"><text:s text:c="6"/></text:span><text:span text:style-name="T11">else if (*p == '/') <text:s/>// 38</text:span></text:p><text:p><text:span text:style-name="T11"><text:s text:c="9"/></text:span><text:span text:style-name="T11">encoded += 38;</text:span></text:p><text:p><text:span text:style-name="T11"><text:s text:c="6"/></text:span><text:span text:style-name="T11">else if (*p == '.') <text:s/>// 39</text:span></text:p><text:p><text:span text:style-name="T11"><text:s text:c="9"/></text:span><text:span text:style-name="T11">encoded += 39;</text:span></text:p><text:p><text:span text:style-name="T11"><text:s text:c="6"/></text:span><text:span text:style-name="T11">else</text:span></text:p><text:p><text:span text:style-name="T11"><text:s text:c="9"/></text:span><text:span text:style-name="T11">// Invalid character, represented by 0.</text:span></text:p><text:p><text:span text:style-name="T11"><text:s text:c="9"/></text:span><text:span text:style-name="T11">//encoded += 0;</text:span></text:p><text:p><text:span text:style-name="T11"><text:s text:c="9"/></text:span><text:span text:style-name="T11">;</text:span></text:p><text:p><text:span text:style-name="T11"><text:s text:c="3"/></text:span><text:span text:style-name="T11">}</text:span></text:p><text:p><text:span text:style-name="T11"><text:s text:c="3"/></text:span><text:span text:style-name="T11">return encoded;</text:span></text:p><text:p><text:span text:style-name="T11">}</text:span></text:p></draw:text-box></draw:frame><text:span text:style-name="Source_20_Text"/></text:p>
      <text:h text:style-name="P6" text:outline-level="3"><text:bookmark-start text:name="__RefHeading___Toc279_2877472192"/><text:span text:style-name="Source_20_Text"><text:span text:style-name="T3">1.2 Example code: decode_base40()</text:span></text:span><text:bookmark-end text:name="__RefHeading___Toc279_2877472192"/></text:h>
      <text:p text:style-name="P16"><draw:frame text:anchor-type="paragraph" draw:z-index="1" draw:name="Shape2" draw:style-name="gr1" draw:text-style-name="P65" svg:width="6.2921in" svg:height="2.3752in" svg:x="0.0402in" svg:y="-0.0346in"><draw:text-box><text:p><text:span text:style-name="T11">char *decode_callsign_base40(uint64_t encoded, char *callsign) {</text:span></text:p><text:p><text:span text:style-name="T11"><text:s text:c="3"/></text:span><text:span text:style-name="T11">if (encoded &gt;= 262144000000000) { <text:s text:c="2"/>// 40^9</text:span></text:p><text:p><text:span text:style-name="T11"><text:s text:c="6"/></text:span><text:span text:style-name="T11">*callsign = 0;</text:span></text:p><text:p><text:span text:style-name="T11"><text:s text:c="6"/></text:span><text:span text:style-name="T11">return callsign;</text:span></text:p><text:p><text:span text:style-name="T11"><text:s text:c="3"/></text:span><text:span text:style-name="T11">}</text:span></text:p><text:p><text:span text:style-name="T11"/></text:p><text:p><text:span text:style-name="T11"><text:s text:c="3"/></text:span><text:span text:style-name="T11">char *p = callsign;</text:span></text:p><text:p><text:span text:style-name="T11"><text:s text:c="3"/></text:span><text:span text:style-name="T11">for (; encoded &gt; 0; p++) {</text:span></text:p><text:p><text:span text:style-name="T11"><text:s text:c="6"/></text:span><text:span text:style-name="T11">*p = "xABCDEFGHIJKLMNOPQRSTUVWXYZ0123456789-/."[encoded % 40];</text:span></text:p><text:p><text:span text:style-name="T11"><text:s text:c="6"/></text:span><text:span text:style-name="T11">encoded /= 40;</text:span></text:p><text:p><text:span text:style-name="T11"><text:s text:c="3"/></text:span><text:span text:style-name="T11">}</text:span></text:p><text:p><text:span text:style-name="T11"><text:s text:c="3"/></text:span><text:span text:style-name="T11">*p = 0;</text:span></text:p><text:p><text:span text:style-name="T11"><text:s text:c="3"/></text:span><text:span text:style-name="T11">return callsign;</text:span></text:p><text:p><text:span text:style-name="T11">}</text:span></text:p></draw:text-box></draw:frame><text:span text:style-name="Source_20_Text"><text:span text:style-name="T4"/></text:span></text:p>
      <text:h text:style-name="P6" text:outline-level="3"><text:bookmark-start text:name="__RefHeading___Toc281_2877472192"/><text:span text:style-name="Source_20_Text"><text:span text:style-name="T3">1.3 Why base40?</text:span></text:span><text:bookmark-end text:name="__RefHeading___Toc281_2877472192"/></text:h>
      <text:p text:style-name="P17"><text:span text:style-name="Source_20_Text"><text:span text:style-name="T5">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824911226" text:style-name="L19">
        <text:list-item>
          <text:p text:style-name="P61">7 characters: log2(37^7)=36.47 bits, 5 bytes </text:p>
        </text:list-item>
        <text:list-item>
          <text:p text:style-name="P61">8 characters: log2(37^8)=41.67 bits, 6 bytes </text:p>
        </text:list-item>
        <text:list-item>
          <text:p text:style-name="P61">9 characters: log2(37^9)=46.89 bits, 6 bytes </text:p>
        </text:list-item>
        <text:list-item>
          <text:p text:style-name="P41">10 characters: log2(37^10)=52.09 bits, 7 bytes. </text:p>
        </text:list-item>
      </text:list>
      <text:p text:style-name="Text_20_body">Of these, 9 characters into 6 bytes seems the sweet spot. Given 9 characters, how large can we make the alphabet without using more than 6 bytes?</text:p>
      <text:list xml:id="list3738408100" text:style-name="L20">
        <text:list-item>
          <text:p text:style-name="P62">37 alphabet: log2(37^9)=46.89 bits, 6 bytes </text:p>
        </text:list-item>
        <text:list-item>
          <text:p text:style-name="P62">38 alphabet: log2(38^9)=47.23 bits, 6 bytes </text:p>
        </text:list-item>
        <text:list-item>
          <text:p text:style-name="P62">39 alphabet: log2(39^9)=47.57 bits, 6 bytes </text:p>
        </text:list-item>
        <text:list-item>
          <text:p text:style-name="P62">40 alphabet: log2(40^9)=47.90 bits, 6 bytes </text:p>
        </text:list-item>
        <text:list-item>
          <text:p text:style-name="P42">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3">2 Callsign Formats</text:span></text:span><text:bookmark-end text:name="__RefHeading___Toc288_2877472192"/></text:h>
      <text:p text:style-name="P17"><text:span text:style-name="Source_20_Text"><text:span text:style-name="T5">Government issued callsigns should be able to encode directly with no changes.</text:span></text:span></text:p>
      <text:h text:style-name="P8" text:outline-level="3"><text:bookmark-start text:name="__RefHeading___Toc290_2877472192"/><text:span text:style-name="Source_20_Text"><text:span text:style-name="T5">2.1 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9">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oft-page-break/><text:span text:style-name="T9">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9">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249790109" text:style-name="L21">
        <text:list-item>
          <text:p text:style-name="P63">DMR IDs are encoded as: <text:span text:style-name="Source_20_Text">D&lt;number&gt;</text:span> eg: <text:span text:style-name="Source_20_Text">D3106728</text:span> for KR6ZY </text:p>
        </text:list-item>
        <text:list-item>
          <text:p text:style-name="P63">DMR Talk Groups are encoded by their network. Currently, the following networks are defined: </text:p>
          <text:list>
            <text:list-item>
              <text:p text:style-name="P63">Brandmeister: <text:span text:style-name="Source_20_Text">BM&lt;number&gt;</text:span> eg: <text:span text:style-name="Source_20_Text">BM31075</text:span> </text:p>
            </text:list-item>
            <text:list-item>
              <text:p text:style-name="P43">More networks to be defined here. </text:p>
            </text:list-item>
          </text:list>
        </text:list-item>
      </text:list>
      <text:h text:style-name="Heading_20_4" text:outline-level="4"><text:bookmark-start text:name="__RefHeading___Toc298_2877472192"/><text:span text:style-name="T9">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9">2.3.3 </text:span>Interoperability Challenges<text:bookmark-end text:name="__RefHeading___Toc300_2877472192"/></text:h>
      <text:list xml:id="list3862347470" text:style-name="L22">
        <text:list-item>
          <text:p text:style-name="P6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4">We will have to transcode CODEC2 to whatever the other network uses (pretty much AMBE of one flavor or another.) I'd be curious to see how that sounds. </text:p>
        </text:list-item>
      </text:list>
      <text:p text:style-name="P17"><text:span text:style-name="Source_20_Text"><text:span text:style-name="T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bb36"/>
    </style:style>
    <style:style style:name="MT1" style:family="text">
      <style:text-properties officeooo:rsid="000fbb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19T12:56:36.676129281</dc:date>
    <meta:editing-duration>PT1H48M50S</meta:editing-duration>
    <meta:editing-cycles>10</meta:editing-cycles>
    <meta:generator>LibreOffice/6.3.0.4$Linux_X86_64 LibreOffice_project/30$Build-4</meta:generator>
    <meta:document-statistic meta:table-count="1" meta:image-count="0" meta:object-count="0" meta:page-count="18" meta:paragraph-count="276" meta:word-count="2753" meta:character-count="15865" meta:non-whitespace-character-count="13387"/>
  </office:meta>
</office:document-meta>
</file>